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e0a" officeooo:paragraph-rsid="0011ce0a"/>
    </style:style>
    <style:style style:name="P2" style:family="paragraph" style:parent-style-name="Standard">
      <style:text-properties officeooo:rsid="0011ce0a" officeooo:paragraph-rsid="0013ae3b"/>
    </style:style>
    <style:style style:name="P3" style:family="paragraph" style:parent-style-name="Standard">
      <style:text-properties officeooo:rsid="00157de0" officeooo:paragraph-rsid="00157de0"/>
    </style:style>
    <style:style style:name="T1" style:family="text">
      <style:text-properties officeooo:rsid="0013a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types de var</text:p>
      <text:p text:style-name="P1">- type primitif : manipulateur de valeur</text:p>
      <text:p text:style-name="P2"><text:span text:style-name="T1"><text:tab/>entiers : byte 1 octets, short 2 octets, int 4 octets, long 8 octets</text:span></text:p>
      <text:p text:style-name="P2"><text:tab/><text:span text:style-name="T1">réels : float 4 octets, double 8 octets</text:span></text:p>
      <text:p text:style-name="P2"><text:tab/><text:span text:style-name="T1">autres : boolean true &amp; false, char 2 octets</text:span></text:p>
      <text:p text:style-name="P2"/>
      <text:p text:style-name="P1">- type classe : manipulation objets</text:p>
      <text:p text:style-name="P1"><text:tab/></text:p>
      <text:p text:style-name="P1"/>
      <text:p text:style-name="P1"/>
      <text:p text:style-name="P1">identificateur : </text:p>
      <text:p text:style-name="P1">- convention de nommage : peut contenir, lettre minuscule, _ $, pas de mot réservé.</text:p>
      <text:p text:style-name="P3">Les constantes sont h24 en MAJUSCULE et c’est pas const comme en JS mais fin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27:50.508000000</meta:creation-date>
    <dc:date>2025-01-27T08:45:57.551000000</dc:date>
    <meta:editing-duration>PT18M7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0" meta:word-count="80" meta:character-count="423" meta:non-whitespace-character-count="347"/>
  </office:meta>
</office:document-meta>
</file>